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rsid="00093a68" officeooo:paragraph-rsid="00093a68"/>
    </style:style>
    <style:style style:name="P19" style:family="paragraph" style:parent-style-name="Text_20_body" style:list-style-name="L1">
      <style:text-properties officeooo:rsid="0013712d" officeooo:paragraph-rsid="0013712d"/>
    </style:style>
    <style:style style:name="P20" style:family="paragraph" style:parent-style-name="Text_20_body" style:list-style-name="L2">
      <style:text-properties officeooo:rsid="00170083" officeooo:paragraph-rsid="00170083"/>
    </style:style>
    <style:style style:name="P21" style:family="paragraph" style:parent-style-name="Text_20_body" style:list-style-name="L3">
      <style:text-properties officeooo:rsid="00170083" officeooo:paragraph-rsid="00170083"/>
    </style:style>
    <style:style style:name="P22" style:family="paragraph" style:parent-style-name="Text_20_body" style:list-style-name="L3">
      <style:text-properties officeooo:rsid="001c8c90" officeooo:paragraph-rsid="001c8c90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master-page-name="Index">
      <style:paragraph-properties style:page-number="auto"/>
    </style:style>
    <style:style style:name="P25" style:family="paragraph" style:parent-style-name="Heading_20_1">
      <style:text-properties officeooo:rsid="0000a630" officeooo:paragraph-rsid="0000a630"/>
    </style:style>
    <style:style style:name="P26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13712d"/>
    </style:style>
    <style:style style:name="T12" style:family="text">
      <style:text-properties officeooo:rsid="00191656"/>
    </style:style>
    <style:style style:name="T13" style:family="text">
      <style:text-properties officeooo:rsid="001b59eb"/>
    </style:style>
    <style:style style:name="T14" style:family="text">
      <style:text-properties officeooo:rsid="001c8c9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23"><draw:frame draw:style-name="fr2" draw:name="gráficos10" text:anchor-type="paragraph" svg:x="0cm" svg:y="0.056cm" svg:width="9.53cm" svg:height="5.23cm" draw:z-index="1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0</text:span>.</text:p>
      <text:p text:style-name="P5"><text:user-field-get text:name="Tema">Introducción a jQuery</text:user-field-get></text:p>
      <text:p text:style-name="P6"><text:span text:style-name="T12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3">8</text:span>/201<text:span text:style-name="T13">9</text:span></text:p>
      <text:p text:style-name="P14"><text:tab/><text:tab/><text:tab/><text:tab/><text:tab/><text:tab/><text:tab/><text:tab/><text:tab/><text:tab/>Versión:<text:date style:data-style-name="N104" text:date-value="2018-10-21T17:42:53.109999974">181021</text:date>.<text:time style:data-style-name="N105" text:time-value="2018-10-21T17:42:53.109999974">1740</text:time></text:p>
      <text:p text:style-name="P3"/>
      <text:p text:style-name="Standard"/>
      <text:p text:style-name="Standard"/>
      <text:p text:style-name="Standard"/>
      <text:p text:style-name="P24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3</text:p>
          <text:p text:style-name="P16">6.Recomendaciones<text:tab/>3</text:p>
        </text:index-body>
      </text:table-of-content>
      <text:p text:style-name="Standard"/>
      <text:p text:style-name="P26">UD<text:user-field-get text:name="NumeroTema">10</text:user-field-get>. <text:user-field-get text:name="Tema">Introducción a jQuery</text:user-field-get></text:p>
      <text:h text:style-name="P25" text:outline-level="1">Fecha<text:span text:style-name="T10">s</text:span></text:h>
      <text:p text:style-name="Text_20_body"><text:span text:style-name="T9">Desde</text:span> <text:span text:style-name="T12">19</text:span>/<text:span text:style-name="T12">11</text:span>/201<text:span text:style-name="T13">8</text:span> to <text:span text:style-name="T13">25</text:span>/<text:span text:style-name="T12">11</text:span>/201<text:span text:style-name="T13">8 y del 03/12/2018 al 09/12/2018 </text:span>. <text:span text:style-name="T9">La duración de la unidad es de 2 semanas (14 horas)</text:span>. <text:span text:style-name="T14">Los conocimientos adquiridos se pueden utilizar en la primera evaluación, pero se preguntarán en la segunda evaluación.</text:span></text:p>
      <text:h text:style-name="P25" text:outline-level="1">Conocimientos previos</text:h>
      <text:list xml:id="list3267789169" text:style-name="L1">
        <text:list-item>
          <text:p text:style-name="P17"><text:span text:style-name="T9">Uso básico de sistemas operativos</text:span>.</text:p>
        </text:list-item>
        <text:list-item>
          <text:p text:style-name="P17"><text:span text:style-name="T9">Conocimientos generales del uso de entornos de desarrollo</text:span>.</text:p>
        </text:list-item>
        <text:list-item>
          <text:p text:style-name="P18">Conocimientos básicos de HTML.</text:p>
        </text:list-item>
        <text:list-item>
          <text:p text:style-name="P19">Conocimientos básicos de Javascript.</text:p>
        </text:list-item>
      </text:list>
      <text:h text:style-name="P25" text:outline-level="1">Objetivos</text:h>
      <text:list xml:id="list290810224" text:style-name="L2">
        <text:list-item>
          <text:p text:style-name="P20">Agilizar la codificación utilizando la biblioteca jQuery</text:p>
        </text:list-item>
      </text:list>
      <text:h text:style-name="P25" text:outline-level="1">Contenidos</text:h>
      <text:list xml:id="list288338530" text:style-name="L3">
        <text:list-item>
          <text:p text:style-name="P21">Introducción al uso de jQuery</text:p>
        </text:list-item>
        <text:list-item>
          <text:p text:style-name="P21">Métodos útiles</text:p>
        </text:list-item>
        <text:list-item>
          <text:p text:style-name="P22">AJAX con jQuery</text:p>
        </text:list-item>
      </text:list>
      <text:h text:style-name="P25" text:outline-level="1">Actividades</text:h>
      <text:p text:style-name="P9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5" text:outline-level="1">Recomendaciones</text:h>
      <text:p text:style-name="P8">Es necesario acudir a las TC con los conceptos principales estudiados. <text:span text:style-name="T11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9M29S</meta:editing-duration>
    <meta:editing-cycles>36</meta:editing-cycles>
    <meta:generator>LibreOffice/6.1.2.1$Windows_X86_64 LibreOffice_project/65905a128db06ba48db947242809d14d3f9a93fe</meta:generator>
    <dc:title>Plantilla CEED</dc:title>
    <dc:date>2018-10-21T17:42:52.734000000</dc:date>
    <meta:print-date>2016-09-19T01:24:23.102000000</meta:print-date>
    <meta:document-statistic meta:table-count="0" meta:image-count="1" meta:object-count="0" meta:page-count="3" meta:paragraph-count="45" meta:word-count="280" meta:character-count="1852" meta:non-whitespace-character-count="1612"/>
    <meta:template xlink:type="simple" xlink:actuate="onRequest" xlink:title="Plantilla CEED" xlink:href="../../.config/libreoffice/4/user/template/Plantilla%20CEED.ott" meta:date="2016-09-15T13:17:11.020000000"/>
  </office:meta>
</office:document-meta>
</file>